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 table:number-columns-repeated="246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>
            <text:p>thu.nguyen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>
            <text:p>thu.nguyen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thu.nguyen</text:p>
          </table:table-cell>
          <table:table-cell table:style-name="ce131" table:number-columns-repeated="245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>
            <text:p>thu.nguyen</text:p>
          </table:table-cell>
          <table:table-cell table:style-name="ce131" table:number-columns-repeated="245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thu.nguyen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>
            <text:p>thu.nguyen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